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〜, there〜! Chubby, chubby cheeks〜!!
Ufufufufufu!!</text:p>
          </table:table-cell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ook at those tiny little hands〜♪
Here, hold on〜♪</text:p>
          </table:table-cell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 Spr○te, just for you〜! It's all bubbly
and yummy〜!</text:p>
          </table:table-cell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heheh! Muheheheheh〜! So Cuuute!
So Cuuute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aaaaaagh! Your smiling face is blinding
meeee!!</text:p>
          </table:table-cell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*pet* *pet* *pet* *pet* *pet* *pet*</text:p>
          </table:table-cell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waaah... I can't hold back anymooore!!</text:p>
          </table:table-cell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 office:value-type="string">
            <text:p>I wanna live here forever and e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 office:value-type="string">
            <text:p>B-But... there's no way I... c-can do that...</text:p>
          </table:table-cell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 office:value-type="string">
            <text:p>W-We have to keep moving...!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 office:value-type="string">
            <text:p>Ooh... b-but... so cute...!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 office:value-type="string">
            <text:p>But... but we need to keep going...!!
Ugugugugu...!!</text:p>
          </table:table-cell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 office:value-type="string">
            <text:p>H-How do I... cast these... worldly desires...
away?!</text:p>
          </table:table-cell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 office:value-type="string">
            <text:p>...No, I can... I can do it...!</text:p>
          </table:table-cell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 office:value-type="string">
            <text:p>Harukaze Tama can do anything she sets her
mind to...!! That's right!! I just need to
exercise my strength of will, and... something
like this could never...!!</text:p>
          </table:table-cell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 office:value-type="string">
            <text:p>Seeeeeeeeeiiiiiiiiiiii!!!!!</text:p>
          </table:table-cell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 office:value-type="string">
            <text:p>I've rid myself of those evil passions,
somehow...</text:p>
          </table:table-cell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 office:value-type="string">
            <text:p>That was tough a battle as any...</text:p>
          </table:table-cell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 office:value-type="string">
            <text:p>I have to do something about the others...</text:p>
          </table:table-cell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 office:value-type="string">
            <text:p>Hamuko! Hamuko!!</text:p>
          </table:table-cell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fufufu! Nfufufufu ♪! Deheehhh〜〜〜!</text:p>
          </table:table-cell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get a hold of yourself! We can't afford
to get stranded here!</text:p>
          </table:table-cell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 office:value-type="string">
            <text:p>Wake up! We need to keep going!</text:p>
          </table:table-cell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h〜... buuut〜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 office:value-type="string">
            <text:p>Jelly-chan is too cute to leave heeere! ♪
I can't take my mind off 'em〜!</text:p>
          </table:table-cell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 office:value-type="string">
            <text:p>Uhihihihi! Jelly-chuwaaaaan ♪</text:p>
          </table:table-cell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he same feeling I had just a second
ago... it's a painful one...</text:p>
          </table:table-cell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 office:value-type="string">
            <text:p>Hamukooooooooooooo!!! Come baaaaaaaack!!</text:p>
          </table:table-cell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 office:value-type="string">
            <text:p>If that's the way it's going to be... maybe
I'll try slapping some sense into her...?</text:p>
          </table:table-cell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...! Fufu... fufufufu... ♪</text:p>
          </table:table-cell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 office:value-type="string">
            <text:p>One's not enough, huh...</text:p>
          </table:table-cell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tter harden my heart for this...!</text:p>
          </table:table-cell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w! That hurts, that hurts!!</text:p>
          </table:table-cell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 office:value-type="string">
            <text:p>Ah, ow!! That seriously hurts! No, wai—!
I'm sorry, g-give me a bre...!</text:p>
          </table:table-cell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 office:value-type="string">
            <text:p>Hebuuuuuuuuuuuuuuu!!!</text:p>
          </table:table-cell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 office:value-type="string">
            <text:p>Ny... Nyankooo...</text:p>
          </table:table-cell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did I overdo it?</text:p>
          </table:table-cell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 office:value-type="string">
            <text:p>But it looks like you've come to your senses.</text:p>
          </table:table-cell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 to you..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on, let's keep it going and drag the
others to their senses as well!</text:p>
          </table:table-cell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okey-pokey, boing-boing〜♪! Hohohohohoh!!</text:p>
          </table:table-cell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will be a formidable foe...</text:p>
          </table:table-cell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 office:value-type="string">
            <text:p>I don't think a mere slap will cut it this
time.</text:p>
          </table:table-cell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? It worked pretty well on me...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 office:value-type="string">
            <text:p>...Ah, I know!!</text:p>
          </table:table-cell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 office:value-type="string">
            <text:p>Nyanko! You mind leaving this one to me?</text:p>
          </table:table-cell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fine, but do you have some kind of
secret ace up your sleeve to win against
Tomocchi?</text:p>
          </table:table-cell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 office:value-type="string">
            <text:p>This is the perfect chance to get some
revenge...!!</text:p>
          </table:table-cell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 office:value-type="string">
            <text:p>Preparations complete! T-minus five seconds
to launch!!</text:p>
          </table:table-cell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clasping her hands together, extending
her index fingers, and..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 office:value-type="string">
            <text:p>D-Don't tell me...!!</text:p>
          </table:table-cell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e thiiiiis!! FULL-THROTTLE
KANCHOOOOOOOOOOO!!!!</text:p>
          </table:table-cell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yowaaahaaaaaa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 office:value-type="string">
            <text:p>Nn... ah... hahiiii...</text:p>
          </table:table-cell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for that one time in the locker room
after gym class!</text:p>
          </table:table-cell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t one time...!</text:p>
          </table:table-cell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 office:value-type="string">
            <text:p>You remembered... I thought the statue of
limitations mighta run out...</text:p>
          </table:table-cell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 for the victim!!</text:p>
          </table:table-cell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Tomocchi seems to be wide awake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 office:value-type="string">
            <text:p>Come on, let's keep going and drag the others
back to the real worl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